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076076"/>
    </style:style>
    <style:style style:name="P2" style:family="paragraph" style:parent-style-name="Standard">
      <style:text-properties style:font-name="Times New Roman" officeooo:rsid="00076076" officeooo:paragraph-rsid="00076076"/>
    </style:style>
    <style:style style:name="P3" style:family="paragraph" style:parent-style-name="Standard">
      <style:text-properties style:font-name="Times New Roman" fo:font-size="14pt" style:text-underline-style="solid" style:text-underline-width="auto" style:text-underline-color="font-color" fo:font-weight="bold" officeooo:rsid="0009468c" officeooo:paragraph-rsid="0009468c" style:font-size-asian="12.25pt" style:font-weight-asian="bold" style:font-size-complex="14pt" style:font-weight-complex="bold"/>
    </style:style>
    <style:style style:name="P4" style:family="paragraph" style:parent-style-name="Standard">
      <style:text-properties style:font-name="Times New Roman" fo:font-size="14pt" style:text-underline-style="solid" style:text-underline-width="auto" style:text-underline-color="font-color" fo:font-weight="bold" officeooo:rsid="000b4165" officeooo:paragraph-rsid="000b4165" style:font-size-asian="14pt" style:font-weight-asian="bold" style:font-size-complex="14pt" style:font-weight-complex="bold"/>
    </style:style>
    <style:style style:name="P5" style:family="paragraph" style:parent-style-name="Standard">
      <style:text-properties style:font-name="Times New Roman" fo:font-size="12pt" style:text-underline-style="none" fo:font-weight="normal" officeooo:rsid="0009468c" officeooo:paragraph-rsid="0009468c" style:font-size-asian="10.5pt" style:font-weight-asian="normal" style:font-size-complex="12pt" style:font-weight-complex="normal"/>
    </style:style>
    <style:style style:name="P6" style:family="paragraph" style:parent-style-name="Standard">
      <style:text-properties style:font-name="Times New Roman" fo:font-size="12pt" style:text-underline-style="none" fo:font-weight="normal" officeooo:rsid="0009468c" officeooo:paragraph-rsid="000b4165" style:font-size-asian="10.5pt" style:font-weight-asian="normal" style:font-size-complex="12pt" style:font-weight-complex="normal"/>
    </style:style>
    <style:style style:name="P7" style:family="paragraph" style:parent-style-name="Standard">
      <style:text-properties style:font-name="Times New Roman" fo:font-size="12pt" style:text-underline-style="none" fo:font-weight="normal" officeooo:rsid="000b4165" officeooo:paragraph-rsid="000b4165" style:font-size-asian="10.5pt" style:font-weight-asian="normal" style:font-size-complex="12pt" style:font-weight-complex="normal"/>
    </style:style>
    <style:style style:name="P8" style:family="paragraph" style:parent-style-name="Standard" style:list-style-name="L1">
      <style:text-properties style:font-name="Times New Roman" fo:font-size="12pt" style:text-underline-style="none" fo:font-weight="normal" officeooo:rsid="0009468c" officeooo:paragraph-rsid="0009468c" style:font-size-asian="10.5pt" style:font-weight-asian="normal" style:font-size-complex="12pt" style:font-weight-complex="normal"/>
    </style:style>
    <style:style style:name="P9" style:family="paragraph" style:parent-style-name="Standard" style:list-style-name="L2">
      <style:text-properties style:font-name="Times New Roman" fo:font-size="12pt" style:text-underline-style="none" fo:font-weight="normal" officeooo:rsid="0009468c" officeooo:paragraph-rsid="0009468c" style:font-size-asian="10.5pt" style:font-weight-asian="normal" style:font-size-complex="12pt" style:font-weight-complex="normal"/>
    </style:style>
    <style:style style:name="P10" style:family="paragraph" style:parent-style-name="Standard" style:list-style-name="L2">
      <style:text-properties style:font-name="Times New Roman" fo:font-size="12pt" style:text-underline-style="none" fo:font-weight="normal" officeooo:rsid="0009468c" officeooo:paragraph-rsid="000b4165" style:font-size-asian="10.5pt" style:font-weight-asian="normal" style:font-size-complex="12pt" style:font-weight-complex="normal"/>
    </style:style>
    <style:style style:name="P11" style:family="paragraph" style:parent-style-name="Standard" style:list-style-name="L2">
      <style:text-properties style:font-name="Times New Roman" fo:font-size="12pt" style:text-underline-style="none" fo:font-weight="normal" officeooo:rsid="0009468c" officeooo:paragraph-rsid="000dfa07" style:font-size-asian="10.5pt" style:font-weight-asian="normal" style:font-size-complex="12pt" style:font-weight-complex="normal"/>
    </style:style>
    <style:style style:name="P12" style:family="paragraph" style:parent-style-name="Standard">
      <style:text-properties style:font-name="Times New Roman" fo:font-size="12pt" style:text-underline-style="none" fo:font-weight="normal" officeooo:rsid="0009468c" officeooo:paragraph-rsid="000ce344" style:font-size-asian="10.5pt" style:font-weight-asian="normal" style:font-size-complex="12pt" style:font-weight-complex="normal"/>
    </style:style>
    <style:style style:name="P13" style:family="paragraph" style:parent-style-name="Standard">
      <style:text-properties style:font-name="Times New Roman" fo:font-size="12pt" style:text-underline-style="none" fo:font-weight="normal" officeooo:rsid="0009468c" officeooo:paragraph-rsid="0009468c" style:font-size-asian="10.5pt" style:font-weight-asian="normal" style:font-size-complex="12pt" style:font-weight-complex="normal"/>
    </style:style>
    <style:style style:name="P14" style:family="paragraph" style:parent-style-name="Standard">
      <style:text-properties style:font-name="Times New Roman" fo:font-size="12pt" style:text-underline-style="none" fo:font-weight="normal" officeooo:rsid="0009468c" officeooo:paragraph-rsid="000dfa07" style:font-size-asian="10.5pt" style:font-weight-asian="normal" style:font-size-complex="12pt" style:font-weight-complex="normal"/>
    </style:style>
    <style:style style:name="P15" style:family="paragraph" style:parent-style-name="Standard" style:list-style-name="L2">
      <style:text-properties style:font-name="Times New Roman" fo:font-size="12pt" style:text-underline-style="none" fo:font-weight="normal" officeooo:rsid="000b4165" officeooo:paragraph-rsid="000b4165" style:font-size-asian="10.5pt" style:font-weight-asian="normal" style:font-size-complex="12pt" style:font-weight-complex="normal"/>
    </style:style>
    <style:style style:name="P16" style:family="paragraph" style:parent-style-name="Standard">
      <style:text-properties style:font-name="Times New Roman" fo:font-size="12pt" style:text-underline-style="none" fo:font-weight="normal" officeooo:rsid="000b4165" officeooo:paragraph-rsid="000b4165" style:font-size-asian="10.5pt" style:font-weight-asian="normal" style:font-size-complex="12pt" style:font-weight-complex="normal"/>
    </style:style>
    <style:style style:name="P17" style:family="paragraph" style:parent-style-name="Standard" style:list-style-name="L2">
      <style:text-properties style:font-name="Times New Roman" fo:font-size="12pt" style:text-underline-style="none" fo:font-weight="normal" officeooo:rsid="000ce344" officeooo:paragraph-rsid="000ce344" style:font-size-asian="10.5pt" style:font-weight-asian="normal" style:font-size-complex="12pt" style:font-weight-complex="normal"/>
    </style:style>
    <style:style style:name="P18" style:family="paragraph" style:parent-style-name="Standard" style:list-style-name="L2">
      <style:text-properties style:font-name="Times New Roman" fo:font-size="12pt" style:text-underline-style="none" fo:font-weight="normal" officeooo:rsid="000dfa07" officeooo:paragraph-rsid="000dfa07" style:font-size-asian="10.5pt" style:font-weight-asian="normal" style:font-size-complex="12pt" style:font-weight-complex="normal"/>
    </style:style>
    <style:style style:name="P19" style:family="paragraph" style:parent-style-name="Standard" style:list-style-name="L2">
      <style:text-properties style:font-name="Times New Roman" fo:font-size="12pt" style:text-underline-style="none" fo:font-weight="normal" officeooo:rsid="0018dede" officeooo:paragraph-rsid="000dfa07" style:font-size-asian="10.5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144150" officeooo:paragraph-rsid="00144150" style:font-size-asian="10.5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18dede" officeooo:paragraph-rsid="000ce344" style:font-size-asian="12pt" style:font-weight-asian="normal" style:font-size-complex="12pt" style:font-weight-complex="normal"/>
    </style:style>
    <style:style style:name="P22" style:family="paragraph" style:parent-style-name="Standard" style:list-style-name="L2">
      <style:text-properties style:font-name="Times New Roman" fo:font-size="12pt" fo:font-style="italic" style:text-underline-style="none" fo:font-weight="normal" officeooo:rsid="0009468c" officeooo:paragraph-rsid="000b4165" style:font-size-asian="10.5pt" style:font-style-asian="italic" style:font-weight-asian="normal" style:font-size-complex="12pt" style:font-style-complex="italic" style:font-weight-complex="normal"/>
    </style:style>
    <style:style style:name="P23" style:family="paragraph" style:parent-style-name="Standard" style:list-style-name="L2">
      <style:text-properties style:font-name="Times New Roman" fo:font-size="12pt" fo:font-style="italic" style:text-underline-style="none" fo:font-weight="normal" officeooo:rsid="0009468c" officeooo:paragraph-rsid="000dfa07" style:font-size-asian="10.5pt" style:font-style-asian="italic" style:font-weight-asian="normal" style:font-size-complex="12pt" style:font-style-complex="italic" style:font-weight-complex="normal"/>
    </style:style>
    <style:style style:name="P24" style:family="paragraph" style:parent-style-name="Standard" style:list-style-name="L2">
      <style:text-properties style:font-name="Times New Roman" fo:font-size="12pt" fo:font-style="normal" style:text-underline-style="none" fo:font-weight="normal" officeooo:rsid="000dfa07" officeooo:paragraph-rsid="000dfa07" style:font-size-asian="10.5pt" style:font-style-asian="normal" style:font-weight-asian="normal" style:font-size-complex="12pt" style:font-style-complex="normal" style:font-weight-complex="normal"/>
    </style:style>
    <style:style style:name="P25" style:family="paragraph" style:parent-style-name="Standard">
      <style:text-properties style:font-name="Times New Roman" fo:font-size="12pt" fo:font-style="normal" style:text-underline-style="none" fo:font-weight="normal" officeooo:rsid="00144150" officeooo:paragraph-rsid="00144150" style:font-size-asian="10.5pt" style:font-style-asian="normal" style:font-weight-asian="normal" style:font-size-complex="12pt" style:font-style-complex="normal" style:font-weight-complex="normal"/>
    </style:style>
    <style:style style:name="P26" style:family="paragraph" style:parent-style-name="Standard">
      <style:text-properties style:font-name="Times New Roman" fo:font-size="14pt" style:text-underline-style="solid" style:text-underline-width="auto" style:text-underline-color="font-color" fo:font-weight="bold" officeooo:rsid="000b4165" officeooo:paragraph-rsid="000b4165" style:font-size-asian="14pt" style:font-weight-asian="bold" style:font-size-complex="14pt" style:font-weight-complex="bold"/>
    </style:style>
    <style:style style:name="P27" style:family="paragraph" style:parent-style-name="Standard">
      <style:text-properties style:font-name="Times New Roman" fo:font-size="14pt" style:text-underline-style="solid" style:text-underline-width="auto" style:text-underline-color="font-color" fo:font-weight="bold" officeooo:rsid="000b4165" officeooo:paragraph-rsid="000dfa07" style:font-size-asian="14pt" style:font-weight-asian="bold" style:font-size-complex="14pt" style:font-weight-complex="bold"/>
    </style:style>
    <style:style style:name="P28" style:family="paragraph" style:parent-style-name="Standard">
      <style:text-properties style:font-name="Times New Roman" fo:font-size="14pt" style:text-underline-style="solid" style:text-underline-width="auto" style:text-underline-color="font-color" fo:font-weight="bold" officeooo:rsid="00076076" officeooo:paragraph-rsid="00076076" style:font-size-asian="14pt" style:font-weight-asian="bold" style:font-size-complex="14pt" style:font-weight-complex="bold"/>
    </style:style>
    <style:style style:name="P29" style:family="paragraph" style:parent-style-name="Standard">
      <style:text-properties style:font-name="Times New Roman" officeooo:rsid="000dfa07" officeooo:paragraph-rsid="000dfa07"/>
    </style:style>
    <style:style style:name="P30" style:family="paragraph" style:parent-style-name="Standard">
      <style:text-properties style:font-name="Times New Roman" style:text-underline-style="solid" style:text-underline-width="auto" style:text-underline-color="font-color" officeooo:rsid="00076076" officeooo:paragraph-rsid="00076076"/>
    </style:style>
    <style:style style:name="P31" style:family="paragraph" style:parent-style-name="Standard">
      <style:text-properties style:font-name="Times New Roman" style:text-underline-style="none" officeooo:rsid="00076076" officeooo:paragraph-rsid="000fd0a5"/>
    </style:style>
    <style:style style:name="P32" style:family="paragraph" style:parent-style-name="Standard">
      <style:text-properties style:font-name="Times New Roman" officeooo:rsid="00076076"/>
    </style:style>
    <style:style style:name="P33" style:family="paragraph" style:parent-style-name="Standard">
      <style:text-properties style:font-name="Times New Roman" officeooo:rsid="00076076" officeooo:paragraph-rsid="00076076"/>
    </style:style>
    <style:style style:name="P34" style:family="paragraph" style:parent-style-name="Standard">
      <style:text-properties style:font-name="Times New Roman" officeooo:rsid="00076076" officeooo:paragraph-rsid="0012ee1a"/>
    </style:style>
    <style:style style:name="P35" style:family="paragraph" style:parent-style-name="Standard">
      <style:text-properties officeooo:paragraph-rsid="000fd0a5"/>
    </style:style>
    <style:style style:name="P36" style:family="paragraph" style:parent-style-name="Standard">
      <style:text-properties style:font-name="Times New Roman" officeooo:rsid="00113db0" officeooo:paragraph-rsid="000fd0a5"/>
    </style:style>
    <style:style style:name="P37" style:family="paragraph" style:parent-style-name="Standard">
      <style:text-properties style:font-name="Times New Roman" officeooo:rsid="00113db0" officeooo:paragraph-rsid="00076076"/>
    </style:style>
    <style:style style:name="P38" style:family="paragraph" style:parent-style-name="Standard">
      <style:text-properties style:font-name="Times New Roman" officeooo:rsid="00113db0" officeooo:paragraph-rsid="0012ee1a"/>
    </style:style>
    <style:style style:name="T1" style:family="text">
      <style:text-properties style:font-name="Times New Roman" officeooo:rsid="00076076"/>
    </style:style>
    <style:style style:name="T2" style:family="text">
      <style:text-properties style:font-name="Times New Roman" officeooo:rsid="000fd0a5"/>
    </style:style>
    <style:style style:name="T3" style:family="text">
      <style:text-properties fo:font-style="italic" style:font-style-asian="italic" style:font-style-complex="italic"/>
    </style:style>
    <style:style style:name="T4" style:family="text">
      <style:text-properties officeooo:rsid="0018dede"/>
    </style:style>
    <style:style style:name="T5" style:family="text">
      <style:text-properties fo:font-style="normal" officeooo:rsid="000ce344" style:font-style-asian="normal" style:font-style-complex="normal"/>
    </style:style>
    <style:style style:name="T6" style:family="text">
      <style:text-properties fo:font-style="normal" officeooo:rsid="0018dede" style:font-style-asian="normal" style:font-style-complex="normal"/>
    </style:style>
    <style:style style:name="T7" style:family="text">
      <style:text-properties officeooo:rsid="000dfa07"/>
    </style:style>
    <style:style style:name="T8" style:family="text">
      <style:text-properties officeooo:rsid="001ad7e9"/>
    </style:style>
    <style:style style:name="T9" style:family="text">
      <style:text-properties officeooo:rsid="000fd0a5"/>
    </style:style>
    <style:style style:name="T10" style:family="text">
      <style:text-properties style:text-position="super 58%" officeooo:rsid="000fd0a5"/>
    </style:style>
    <style:style style:name="T11" style:family="text">
      <style:text-properties fo:color="#000000" style:text-outline="false" style:font-name="TimesNewRomanPSMT" fo:font-size="12pt" fo:letter-spacing="normal" style:text-underline-style="none" style:letter-kerning="false" style:font-size-asian="12pt"/>
    </style:style>
    <style:style style:name="T12" style:family="text">
      <style:text-properties fo:color="#000000" style:text-outline="false" style:font-name="TimesNewRomanPSMT" fo:font-size="12pt" fo:letter-spacing="normal" style:text-underline-style="none" officeooo:rsid="000fd0a5" style:letter-kerning="false" style:font-size-asian="12pt"/>
    </style:style>
    <style:style style:name="T13" style:family="text">
      <style:text-properties fo:color="#000000" style:text-outline="false" style:font-name="TimesNewRomanPSMT" fo:font-size="12pt" fo:letter-spacing="normal" style:text-underline-style="none" officeooo:rsid="00076076" style:letter-kerning="false" style:font-size-asian="12pt"/>
    </style:style>
    <style:style style:name="T14" style:family="text">
      <style:text-properties fo:color="#000000" style:text-outline="false" style:font-name="TimesNewRomanPSMT" fo:font-size="12pt" fo:letter-spacing="normal" style:text-underline-style="none" officeooo:rsid="001168f4" style:letter-kerning="false" style:font-size-asian="12pt"/>
    </style:style>
    <style:style style:name="T15" style:family="text">
      <style:text-properties fo:color="#000000" style:text-outline="false" style:font-name="TimesNewRomanPSMT" fo:font-size="12pt" fo:letter-spacing="normal" style:text-underline-style="none" officeooo:rsid="00120fd9" style:letter-kerning="false" style:font-size-asian="12pt"/>
    </style:style>
    <style:style style:name="T16" style:family="text">
      <style:text-properties fo:color="#000000" style:text-outline="false" style:font-name="TimesNewRomanPSMT" fo:font-size="12pt" fo:letter-spacing="normal" style:text-underline-style="none" officeooo:rsid="0012ee1a" style:letter-kerning="false" style:font-size-asian="12pt"/>
    </style:style>
    <style:style style:name="T17" style:family="text">
      <style:text-properties officeooo:rsid="00120fd9"/>
    </style:style>
    <style:style style:name="T18" style:family="text">
      <style:text-properties officeooo:rsid="0012ee1a"/>
    </style:style>
    <style:style style:name="T19" style:family="text">
      <style:text-properties officeooo:rsid="0012f4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laytesting Report</text:p>
      <text:p text:style-name="P1"/>
      <text:p text:style-name="P1"/>
      <text:p text:style-name="P30">The A Team</text:p>
      <text:p text:style-name="P31">Jared Manderscheid / jam943</text:p>
      <text:p text:style-name="P2">Kaitlyn Gorsalitz / krg028</text:p>
      <text:p text:style-name="P2">Paul Thomson / pat964</text:p>
      <text:p text:style-name="P2"/>
      <text:p text:style-name="P2"/>
      <text:p text:style-name="P29"><text:tab/>Our playtesting was broken into two phases, one being done shortly after the alpha, and the second after fixing some of the criticisms from the first playtest. The first session was done by Jared <text:span text:style-name="T9">on December 2nd</text:span>, <text:span text:style-name="T9">and the second session was done by Paul and Kaitlyn separately on December 6</text:span><text:span text:style-name="T10">th</text:span><text:span text:style-name="T9">. Jared tested with two people who had some experience with card based board games, Kaitlyn tested with two people who had little to no experience with these games, and Paul tested with two people who had a lot of experience with similar games.</text:span></text:p>
      <text:p text:style-name="P2"/>
      <text:p text:style-name="P35"><text:span text:style-name="T1"><text:tab/></text:span><text:span text:style-name="T2">One of the most prevalent comments from the first playtest was that the players did not know the movement cost of different tiles, and this made the game more difficult. These costs had been only briefly mentioned in the tutorial, and by the time the users were actually playing they could not remember them. I</text:span><text:span text:style-name="T13">t became frustrating </text:span><text:span text:style-name="T12">for them </text:span><text:span text:style-name="T13">to </text:span><text:span text:style-name="T12">try and </text:span><text:span text:style-name="T13">guess the movement cost</text:span><text:span text:style-name="T12">s; they</text:span><text:span text:style-name="T11"> would add some movement to their character, try to move, </text:span><text:span text:style-name="T12">have to</text:span><text:span text:style-name="T11"> switch back to their hand and add more movement cards, then repeat until they were able to get where they wished to go. As well, incorrectly guessing the number of move points to move locations </text:span><text:span text:style-name="T12">resulted in their</text:span><text:span text:style-name="T11"> lack </text:span><text:span text:style-name="T12">of</text:span><text:span text:style-name="T11"> card</text:span><text:span text:style-name="T12">s</text:span><text:span text:style-name="T11"> when a rampaging enemy attack</text:span><text:span text:style-name="T12">ed</text:span><text:span text:style-name="T11">, </text:span><text:span text:style-name="T12">which</text:span><text:span text:style-name="T11"> can lose the fight for </text:span><text:span text:style-name="T12">the</text:span><text:span text:style-name="T11"> player. These factors very quickly slowed the game down and made it tedious. To rectify th</text:span><text:span text:style-name="T12">is</text:span><text:span text:style-name="T11"> problem, </text:span><text:span text:style-name="T12">Kaitlyn added</text:span><text:span text:style-name="T11"> tooltips to every tile that display the movement cost of </text:span><text:span text:style-name="T12">the</text:span><text:span text:style-name="T11"> tile </text:span><text:span text:style-name="T12">when</text:span><text:span text:style-name="T11"> the mouse hovers over it. </text:span></text:p>
      <text:p text:style-name="P2"><text:span text:style-name="T11"/></text:p>
      <text:p text:style-name="P2"><text:span text:style-name="T14"><text:tab/>Another issue raised by Jared's testing was that the combat system was confusing. In our game there are three phases of combat: Ranged Attack, Block, and Attack. These phases are all or nothing; if you cannot block the whole attack, none of it is blocked, and if you cannot kill them in the Attack phase, they will have full health again next time you attack them. Enemies can also have different forms of defenses and resistances.</text:span><text:span text:style-name="T11"> </text:span><text:span text:style-name="T14">The p</text:span><text:span text:style-name="T11">layers didn’t understand the ranged phase of the combat or why you couldn’t damage an enemy without killing them. Players also </text:span><text:span text:style-name="T14">did</text:span><text:span text:style-name="T11"> not understand that you could only block one attack at a time, and that the block points were reset upon each block. As a result, </text:span><text:span text:style-name="T14">Jared revamped</text:span><text:span text:style-name="T11"> the tutorial </text:span><text:span text:style-name="T14">a</text:span><text:span text:style-name="T11">nd each major section was broken up into multiple parts. The combat portion of the tutorial was expanded upon </text:span><text:span text:style-name="T14">and each</text:span><text:span text:style-name="T11"> phase was</text:span><text:span text:style-name="T14"> more</text:span><text:span text:style-name="T11"> clearly explained with added information. Additionally,</text:span><text:span text:style-name="T14"> Paul expanded the</text:span><text:span text:style-name="T11"> abbreviations for different attack types </text:span><text:span text:style-name="T14">in combat in</text:span><text:span text:style-name="T11">to their full names to make it clear to the user what each meant and how many points of each the user had. Different attack and block</text:span><text:span text:style-name="T14">s </text:span><text:span text:style-name="T15">types</text:span><text:span text:style-name="T11"> were also </text:span><text:span text:style-name="T14">updated</text:span><text:span text:style-name="T11"> in the tutorial to explain how they work.</text:span></text:p>
      <text:p text:style-name="P37"/>
      <text:p text:style-name="P36"><text:span text:style-name="T17"><text:tab/>In Paul's playtest with more experienced players, an issue they had was with attacking rampaging enemies. In our game there are two main types enemies: normal enemies and rampaging enemies. For normal enemies, you attack them by moving onto their tile. Rampaging enemies, on the other hand, will attack you if you moved around them but you were unable to initiate an attack with them. </text:span>Both <text:span text:style-name="T17">of Paul's</text:span> players expressed that not being able to <text:span text:style-name="T17">instigate an attack with a</text:span> rampaging enem<text:span text:style-name="T17">y</text:span> made the game rather difficult. Instead of preparing for battle and fighting a rampager, a player was forced to spend a movement card to provoke the rampager. This turned out to be an easy fix, however. Due to the flexibility of the turn structure, it was possible <text:span text:style-name="T17">for Paul</text:span> to add "provoke rampager" as an action that one could take in a given action phase as long as there was at least one adjacent <text:soft-page-break/>rampager. This action has no cost, allowing a player to stockpile the cards and energy needed for the battle. <text:s/>Allowing this action made the early game easier to progress through, and led right into the midgame well.</text:p>
      <text:p text:style-name="P36"/>
      <text:p text:style-name="P38"><text:tab/><text:span text:style-name="T18">There was one other major comment in the playtests, which was that the overall user friendliness of our game could use more polish. We were not able to fix this fully in time for our demos, but we were able to help it in little ways. </text:span><text:span text:style-name="T15">Kaitlyn's playtest revealed there was still </text:span><text:span text:style-name="T16">some</text:span><text:span text:style-name="T15"> confusion about the </text:span><text:span text:style-name="T16">different</text:span><text:span text:style-name="T15"> systems </text:span><text:span text:style-name="T16">and phases in the game, which</text:span><text:span text:style-name="T15"> </text:span><text:span text:style-name="T16">she</text:span><text:span text:style-name="T15"> </text:span><text:span text:style-name="T16">added in </text:span><text:span text:style-name="T15">more tooltips</text:span><text:span text:style-name="T16"> to fix.</text:span><text:span text:style-name="T18"> </text:span>There were <text:span text:style-name="T18">also </text:span>many instances throughout the game where the learning curve was rather harsh. If you didn't know exactly what you were doing, a little slip-up could cost you big time. Players expressed a desire to be able to undo moves that they may have made by accident, or that they realized would not work. Unfortunately the implementation of this fix was not as easy. The amount of game object motion and state change throughout the game would require a large and complex stack in order to facilitate an undo. Also, multiplayer <text:span text:style-name="T18">mode </text:span>would experience some weirdness if one player would initiate a battle for example, only to undo this action. The other player could have acted based on that bat<text:span text:style-name="T18">t</text:span>le happening, and then be in a tough spot when the battle was undone. <text:span text:style-name="T18">Paul and Kaitlyn's testing also revealed a complaint about a</text:span> more simple UI problem <text:span text:style-name="T19">in </text:span>the interaction menu. Spending influence at a given interaction point had no indication of success other than your influence points decreasing, something perhaps not immediately apparent. The players would <text:span text:style-name="T19">have</text:span> like<text:span text:style-name="T19">d</text:span> <text:span text:style-name="T19">some indication that their interaction had worked, so Paul made the</text:span> interaction menu disappear when the interaction was complete. This <text:span text:style-name="T19">menu </text:span>was originally designed <text:span text:style-name="T19">to stay visible </text:span>to allow a player to make multiple interactions with the same location without having to re-open the menu. Through playtesting it was found that a player having to reopen the menu was a small annoyance compared to not having immediate feedback for their interaction. <text:s/></text:p>
      <text:p text:style-name="P36"/>
      <text:p text:style-name="P34"><text:span text:style-name="T11"><text:tab/></text:span><text:span text:style-name="T15">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Playtesting Script</text:p>
      <text:list xml:id="list5452618571705881417" text:style-name="L1">
        <text:list-header>
          <text:p text:style-name="P8"/>
        </text:list-header>
        <text:list-item>
          <text:p text:style-name="P8">Introduce them to the general concept of the game and backstory. (2 Minutes)</text:p>
        </text:list-item>
        <text:list-item>
          <text:p text:style-name="P8">Explain the purpose of the game and how to win. (1 Minute)</text:p>
        </text:list-item>
        <text:list-item>
          <text:p text:style-name="P8">Have them start the tutorial. (5 Minutes)</text:p>
        </text:list-item>
        <text:list-item>
          <text:p text:style-name="P8">Answer any questions they may have after they play the tutorial. (5 Minutes)</text:p>
        </text:list-item>
        <text:list-item>
          <text:p text:style-name="P8">Have them initiate offline mode or multiplayer mode. (1 Minute)</text:p>
        </text:list-item>
        <text:list-item>
          <text:p text:style-name="P8">Let them start moving around and orienting themselves to the map, explain any more questions that might arise now that they are in the game. <text:s/>(5 Minutes)</text:p>
        </text:list-item>
        <text:list-item>
          <text:p text:style-name="P8">Walk through fighting one enemy, and go over the different battle stages. (5 Minutes)</text:p>
        </text:list-item>
        <text:list-item>
          <text:p text:style-name="P8">At this point, let them fully play the game and attempt to win. (30 Minutes - 1 Hour)</text:p>
        </text:list-item>
        <text:list-item>
          <text:p text:style-name="P8">Answer any questions they might have when playing, and note down every question at this point so we can find the areas of confusion.</text:p>
        </text:list-item>
        <text:list-item>
          <text:p text:style-name="P8">If/when they reach the city, have them reach it and finish the game.</text:p>
        </text:list-item>
      </text:list>
      <text:p text:style-name="P5"/>
      <text:p text:style-name="P5">Questions:</text:p>
      <text:list xml:id="list5324027397385274645" text:style-name="L2">
        <text:list-item>
          <text:p text:style-name="P9">Did you have fun?</text:p>
        </text:list-item>
        <text:list-item>
          <text:p text:style-name="P9">What confused you the most?</text:p>
        </text:list-item>
        <text:list-item>
          <text:p text:style-name="P9">What did you enjoy the most?</text:p>
        </text:list-item>
        <text:list-item>
          <text:p text:style-name="P9">What suggestions would you have for improvement?</text:p>
        </text:list-item>
        <text:list-item>
          <text:p text:style-name="P9">What was your favourite card?</text:p>
        </text:list-item>
        <text:list-item>
          <text:p text:style-name="P9">Did you find it too difficult? Too easy?</text:p>
        </text:list-item>
        <text:list-item>
          <text:p text:style-name="P9">What is your biggest criticism?</text:p>
        </text:list-item>
        <text:list-item>
          <text:p text:style-name="P11">Did you find the tutorial <text:span text:style-name="T7">and tooltips</text:span> helpful? </text:p>
          <text:p text:style-name="P11"><text:span text:style-name="T7">(Note: Tooltips were not added to question until they were added after the first playtest.) </text:span></text:p>
        </text:list-item>
        <text:list-item>
          <text:p text:style-name="P9">Did you find some enemies or cards unbalanced?</text:p>
        </text:list-item>
        <text:list-item>
          <text:p text:style-name="P9">What did you think about the interactive tiles?</text:p>
        </text:list-item>
      </text:list>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7"><text:soft-page-break/>Jared's Playtesting</text:p>
      <text:p text:style-name="P14"/>
      <text:p text:style-name="P14">Questions:</text:p>
      <text:list xml:id="list205450820963079" text:continue-list="list5324027397385274645" text:style-name="L2">
        <text:list-item text:start-value="1">
          <text:p text:style-name="P23">Did you have fun?</text:p>
          <text:p text:style-name="P11"/>
        </text:list-item>
        <text:list-item>
          <text:p text:style-name="P23">What confused you the most?</text:p>
          <text:p text:style-name="P11"/>
        </text:list-item>
        <text:list-item>
          <text:p text:style-name="P23">What did you enjoy the most?</text:p>
          <text:p text:style-name="P11"/>
        </text:list-item>
        <text:list-item>
          <text:p text:style-name="P23">What suggestions would you have for improvement?</text:p>
          <text:p text:style-name="P11"/>
        </text:list-item>
        <text:list-item>
          <text:p text:style-name="P23">What was your favourite card?</text:p>
          <text:p text:style-name="P11"/>
        </text:list-item>
        <text:list-item>
          <text:p text:style-name="P11"><text:span text:style-name="T3">Did you find it too difficult?</text:span> <text:span text:style-name="T3">Too easy?</text:span></text:p>
          <text:p text:style-name="P11"/>
        </text:list-item>
        <text:list-item>
          <text:p text:style-name="P23">What is your biggest criticism?</text:p>
          <text:p text:style-name="P11"/>
        </text:list-item>
        <text:list-item>
          <text:p text:style-name="P23">Did you find the tutorial <text:span text:style-name="T7">and tooltips </text:span>helpful?</text:p>
          <text:p text:style-name="P11"/>
        </text:list-item>
        <text:list-item>
          <text:p text:style-name="P23">Did you find some enemies or cards unbalanced?</text:p>
          <text:p text:style-name="P11"/>
        </text:list-item>
        <text:list-item>
          <text:p text:style-name="P23">What did you think about the interactive tiles?</text:p>
          <text:p text:style-name="P23"/>
        </text:list-item>
      </text:list>
      <text:p text:style-name="P20">Overall they thought there should be more indication of tile costs and that the combat system was too confus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Kaitlyn's Playtesting</text:p>
      <text:p text:style-name="P6"/>
      <text:p text:style-name="P7">I playtested with two people, Megan and Matthew. Matthew was a little familiar with card based board games, and Megan had no familiarity with card based board games.</text:p>
      <text:p text:style-name="P6"/>
      <text:p text:style-name="P6">Questions:</text:p>
      <text:list xml:id="list205452492138947" text:continue-list="list205450820963079" text:style-name="L2">
        <text:list-item text:start-value="1">
          <text:p text:style-name="P22">Did you have fun?</text:p>
          <text:p text:style-name="P15">They had fun interacting with each other in multiplayer, but thought the game was a little complicated and confusing. </text:p>
          <text:p text:style-name="P10"/>
        </text:list-item>
        <text:list-item>
          <text:p text:style-name="P22">What confused you the most?</text:p>
          <text:p text:style-name="P15">They were both confused by cards the most; what could they play at different times, what couldn't they play at different times.</text:p>
          <text:p text:style-name="P15"/>
        </text:list-item>
        <text:list-item>
          <text:p text:style-name="P22">What did you enjoy the most?</text:p>
          <text:p text:style-name="P15">Matthew enjoyed getting a powerful artifact card the most, Megan enjoyed winning a fight.</text:p>
          <text:p text:style-name="P15"/>
        </text:list-item>
        <text:list-item>
          <text:p text:style-name="P22">What suggestions would you have for improvement?</text:p>
          <text:p text:style-name="P15">They both suggested simplifying the game and having easier enemies at the start. They both found movement too hard, and said it was too expensive to move around the board.</text:p>
          <text:p text:style-name="P15"/>
        </text:list-item>
        <text:list-item>
          <text:p text:style-name="P22">What was your favourite card?</text:p>
          <text:p text:style-name="P15">Matthew said their favourite was a powerful artifact card called coldfire attack. Megan didn't have one.</text:p>
          <text:p text:style-name="P15"/>
        </text:list-item>
        <text:list-item>
          <text:p text:style-name="P10"><text:span text:style-name="T3">Did you find it too difficult?</text:span> <text:span text:style-name="T3">Too easy?</text:span></text:p>
          <text:p text:style-name="P15">They found it too difficult, it took them awhile to understand.</text:p>
          <text:p text:style-name="P15"/>
        </text:list-item>
        <text:list-item>
          <text:p text:style-name="P22">What is your biggest criticism?</text:p>
          <text:p text:style-name="P15">Their biggest criticism was that it was too confusing.</text:p>
          <text:p text:style-name="P15"/>
        </text:list-item>
        <text:list-item>
          <text:p text:style-name="P22">Did you find the tutorial helpful?</text:p>
          <text:p text:style-name="P15">They thought the tutorial was too much of an info dump and could not remember much of it.</text:p>
          <text:p text:style-name="P15"/>
        </text:list-item>
        <text:list-item>
          <text:p text:style-name="P22">Did you find some enemies or cards unbalanced?</text:p>
          <text:p text:style-name="P15">Yes, they thought the first enemies they encountered were too hard.</text:p>
          <text:p text:style-name="P15"/>
        </text:list-item>
        <text:list-item>
          <text:p text:style-name="P22">What did you think about the interactive tiles?</text:p>
        </text:list-item>
      </text:list>
      <text:p text:style-name="P7"><text:tab/>They liked buying cards and interacting with tiles, but said that these spaces should tell you <text:tab/>when an action is performed, because there is nothing that tells you when you are healed and <text:tab/>get a new card. </text:p>
      <text:p text:style-name="P7"/>
      <text:p text:style-name="P7">Overall they thought it should be simplified.</text:p>
      <text:p text:style-name="P7"/>
      <text:p text:style-name="P7"/>
      <text:p text:style-name="P7"/>
      <text:p text:style-name="P7"/>
      <text:p text:style-name="P7"/>
      <text:p text:style-name="P4"><text:soft-page-break/>Paul's Playtesting</text:p>
      <text:p text:style-name="P4"/>
      <text:p text:style-name="P21">Colton: Colton is an experienced board game player, and is very familiar with the game that our game is based on.</text:p>
      <text:p text:style-name="P21">Travis: Travis is an experienced board game player, and is very familiar with the game that our game is based on.</text:p>
      <text:p text:style-name="P21"/>
      <text:p text:style-name="P6">Questions:</text:p>
      <text:list xml:id="list205451875638844" text:continue-list="list205452492138947" text:style-name="L2">
        <text:list-item text:start-value="1">
          <text:p text:style-name="P22">Did you have fun?</text:p>
          <text:p text:style-name="P17">Colton: Yes.</text:p>
          <text:p text:style-name="P17">Travis: Yes.</text:p>
          <text:p text:style-name="P17"/>
        </text:list-item>
        <text:list-item>
          <text:p text:style-name="P10"><text:span text:style-name="T3">What confused you the most?</text:span></text:p>
        </text:list-item>
      </text:list>
      <text:p text:style-name="P12"><text:span text:style-name="T3"><text:tab/></text:span><text:span text:style-name="T5">Colton: </text:span><text:span text:style-name="T6">Having someone to walk me through made any confusions momentary.</text:span></text:p>
      <text:p text:style-name="P12"><text:span text:style-name="T3"><text:tab/></text:span><text:span text:style-name="T5">Travis: </text:span><text:span text:style-name="T6">Reconciling rule differences with a similar game.</text:span></text:p>
      <text:p text:style-name="P12"><text:span text:style-name="T6"/></text:p>
      <text:list xml:id="list205451203146187" text:continue-numbering="true" text:style-name="L2">
        <text:list-item>
          <text:p text:style-name="P22">What did you enjoy the most?</text:p>
          <text:p text:style-name="P18">Colton: <text:span text:style-name="T4">Battling. Actually the whole game in general.</text:span></text:p>
          <text:p text:style-name="P18">Travis: <text:span text:style-name="T4">Best moment of the game was when the other player found the city, and a race ensued. This lead to a very fun sequence of turns where I wanted to optimise energy usage while going as fast as possible.</text:span></text:p>
          <text:p text:style-name="P18"/>
        </text:list-item>
        <text:list-item>
          <text:p text:style-name="P22">What suggestions would you have for improvement?</text:p>
          <text:p text:style-name="P18">Colton: <text:span text:style-name="T4">“No backsies” user friendliness could improve.</text:span></text:p>
          <text:p text:style-name="P18">Travis: <text:span text:style-name="T4">More polish, it's good, just more polish.</text:span></text:p>
          <text:p text:style-name="P18"/>
        </text:list-item>
        <text:list-item>
          <text:p text:style-name="P22">What was your favourite card?</text:p>
          <text:p text:style-name="P19"><text:span text:style-name="T7">Colton: </text:span>Antimatter Hammer.</text:p>
          <text:p text:style-name="P18">Travis: <text:span text:style-name="T8">Accelerated particle generator.</text:span></text:p>
          <text:p text:style-name="P18"/>
        </text:list-item>
        <text:list-item>
          <text:p text:style-name="P10"><text:span text:style-name="T3">Did you find it too difficult?</text:span> <text:span text:style-name="T3">Too easy?</text:span></text:p>
          <text:p text:style-name="P18">Colton: <text:span text:style-name="T4">A little difficult in spots. Fix rampaging enemies, otherwise it would be quite a bit easier and better.</text:span></text:p>
          <text:p text:style-name="P18">Travis: <text:span text:style-name="T8">Good.</text:span></text:p>
          <text:p text:style-name="P18"/>
        </text:list-item>
        <text:list-item>
          <text:p text:style-name="P22">What is your biggest criticism?</text:p>
          <text:p text:style-name="P18">Colton: <text:span text:style-name="T4">Rampaging enemies provoking not in.</text:span></text:p>
          <text:p text:style-name="P18">Travis: <text:span text:style-name="T8">It was no Kingdom Death Monster... but seriously, provoking rampagers needs to be a thing.</text:span></text:p>
          <text:p text:style-name="P18"/>
        </text:list-item>
        <text:list-item>
          <text:p text:style-name="P22">Did you find the tutorial <text:span text:style-name="T7">and tooltips </text:span>helpful?</text:p>
          <text:p text:style-name="P19"><text:span text:style-name="T7">Colton: </text:span>Yes.</text:p>
          <text:p text:style-name="P18">Travis: <text:span text:style-name="T8">Tooltips were great.</text:span></text:p>
          <text:p text:style-name="P18"/>
        </text:list-item>
        <text:list-item>
          <text:p text:style-name="P22">Did you find some enemies or cards unbalanced?</text:p>
          <text:p text:style-name="P18">Colton: <text:span text:style-name="T4">Hard to tell after a couple playthroughs, but nothing jumped out.</text:span></text:p>
          <text:p text:style-name="P18">Travis: <text:span text:style-name="T8">The physical resistance green enemy was a real challenge, dealing with it early was a problem. Not imbalanced though, just a tough early enemy.</text:span></text:p>
          <text:p text:style-name="P18"><text:soft-page-break/></text:p>
        </text:list-item>
        <text:list-item>
          <text:p text:style-name="P22">What did you think about the interactive tiles?</text:p>
          <text:p text:style-name="P24">Colton: <text:span text:style-name="T4">Helpful, a huge part of the game. Buying cards is the only way to improve your deck.</text:span></text:p>
          <text:p text:style-name="P24">Travis: <text:span text:style-name="T8">Other than not having a confirmation of activation, good. Usually only wanted one thing though.</text:span></text:p>
        </text:list-item>
      </text:list>
      <text:p text:style-name="P25"/>
      <text:p text:style-name="P25">Overall they thought there should be a way to attack rampaging enemies, and that the user friendliness could use some more polish. They wanted to be able to undo moves, and for the game to indicate if a interaction was success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6:53:22.741762000</meta:creation-date>
    <dc:date>2015-12-09T20:54:50.581540000</dc:date>
    <meta:editing-duration>PT26M1S</meta:editing-duration>
    <meta:editing-cycles>5</meta:editing-cycles>
    <meta:generator>LibreOffice/5.0.2.2$MacOSX_X86_64 LibreOffice_project/37b43f919e4de5eeaca9b9755ed688758a8251fe</meta:generator>
    <meta:document-statistic meta:table-count="0" meta:image-count="0" meta:object-count="0" meta:page-count="7" meta:paragraph-count="106" meta:word-count="2022" meta:character-count="11545" meta:non-whitespace-character-count="9656"/>
  </office:meta>
</office:document-meta>
</file>